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aca2c" officeooo:paragraph-rsid="001aca2c"/>
    </style:style>
    <style:style style:name="P2" style:family="paragraph" style:parent-style-name="Text_20_body">
      <style:text-properties officeooo:rsid="001cbc65" officeooo:paragraph-rsid="001f6d7e"/>
    </style:style>
    <style:style style:name="P3" style:family="paragraph" style:parent-style-name="Text_20_body">
      <style:text-properties officeooo:rsid="001f6d7e" officeooo:paragraph-rsid="001f6d7e"/>
    </style:style>
    <style:style style:name="P4" style:family="paragraph" style:parent-style-name="Text_20_body">
      <style:text-properties officeooo:rsid="00205bb7" officeooo:paragraph-rsid="00205bb7"/>
    </style:style>
    <style:style style:name="P5" style:family="paragraph" style:parent-style-name="Text_20_body">
      <style:text-properties officeooo:rsid="002193f9" officeooo:paragraph-rsid="002193f9"/>
    </style:style>
    <style:style style:name="P6" style:family="paragraph" style:parent-style-name="Title">
      <style:text-properties officeooo:rsid="001aca2c" officeooo:paragraph-rsid="001aca2c"/>
    </style:style>
    <style:style style:name="T1" style:family="text">
      <style:text-properties officeooo:rsid="001cbc65"/>
    </style:style>
    <style:style style:name="T2" style:family="text">
      <style:text-properties fo:font-weight="bold" officeooo:rsid="001cbc6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bc65" style:font-weight-asian="normal" style:font-weight-complex="normal"/>
    </style:style>
    <style:style style:name="T5" style:family="text">
      <style:text-properties fo:font-weight="normal" officeooo:rsid="001d70cf" style:font-weight-asian="normal" style:font-weight-complex="normal"/>
    </style:style>
    <style:style style:name="T6" style:family="text">
      <style:text-properties fo:font-weight="normal" officeooo:rsid="00205bb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urs 2 de SQL avec Jolivet – Le Modèle logique</text:p>
      <text:p text:style-name="P1"/>
      <text:p text:style-name="P1">Modèle conceptuel (quand on fait les entités avec les attributs) &gt; Modèle logique (on sait que ça va être une base de donnée, mais pas lequel)(par exemple, le modèle relationnel) &gt; Modèle physique (quel modèle de bases de donnée on prend, SQL, SQLite, quel tête a notre modèle relationnel)(par exemple : les logiciels MySQL et SQLite, qui eux mêmes ne permettent pas tout).</text:p>
      <text:p text:style-name="P1"/>
      <text:p text:style-name="P1">Le modèle conceptuel se distingue vraiment du modèle relationnel (logique). <text:span text:style-name="T1">Le modèle conceptuel est le modèle entité-relation, appelé </text:span><text:span text:style-name="T2">ERD (entity relation diagram)</text:span><text:span text:style-name="T4">. </text:span></text:p>
      <text:p text:style-name="P2"><text:span text:style-name="T3">L’arité, c’est le nombre d’entités reliées (</text:span><text:span text:style-name="T5">unaire, </text:span><text:span text:style-name="T3">binaire, ternaire par exemple).</text:span></text:p>
      <text:p text:style-name="P3"><text:span text:style-name="T3">Quand on modélise, il ne faut pas oublier de mettre à chaque identité sa case ID. Le « ID » se souligne.</text:span></text:p>
      <text:p text:style-name="P5"><text:span text:style-name="T3">Il n’est pas souhaitable d’avoir comme attribut un attribut calculable.</text:span></text:p>
      <text:p text:style-name="P3"><text:span text:style-name="T3">La cardinalité minimale, c’est 0 ou 1. La cardinalité maximale est 1 ou n. </text:span><text:span text:style-name="T6">Toujours mettre un couple de chiffres. On peut écrire (1;1) pour dire qu’il y a qu’un seul échange. Les pattes sont l’expression graphique des cardinalités. </text:span></text:p>
      <text:p text:style-name="P4"><text:span text:style-name="T6">D</text:span><text:span text:style-name="T3">raw.io sert à modéliser en lig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5:03:11.163317406</meta:creation-date>
    <meta:generator>LibreOffice/6.0.7.3$Linux_X86_64 LibreOffice_project/00m0$Build-3</meta:generator>
    <dc:date>2019-12-02T17:00:16.101658478</dc:date>
    <meta:editing-duration>PT1H5M8S</meta:editing-duration>
    <meta:editing-cycles>4</meta:editing-cycles>
    <meta:document-statistic meta:table-count="0" meta:image-count="0" meta:object-count="0" meta:page-count="1" meta:paragraph-count="8" meta:word-count="182" meta:character-count="1111" meta:non-whitespace-character-count="933"/>
  </office:meta>
</office:document-meta>
</file>